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pr1" style:family="presentation" style:parent-style-name="Padrão-subtitle">
      <style:graphic-properties draw:fill-color="#ffffff" fo:min-height="10.129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r3" style:family="presentation" style:parent-style-name="Padrão-title">
      <style:graphic-properties fo:min-height="2.629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pr5" style:family="presentation" style:parent-style-name="Padrão-title">
      <style:graphic-properties fo:min-height="15.75cm"/>
      <style:paragraph-properties style:writing-mode="lr-tb"/>
    </style:style>
    <style:style style:name="co1" style:family="table-column">
      <style:table-column-properties style:column-width="5.597cm" style:use-optimal-column-width="false"/>
    </style:style>
    <style:style style:name="co2" style:family="table-column">
      <style:table-column-properties style:column-width="5.612cm" style:use-optimal-column-width="false"/>
    </style:style>
    <style:style style:name="co3" style:family="table-column">
      <style:table-column-properties style:column-width="4.664cm" style:use-optimal-column-width="false"/>
    </style:style>
    <style:style style:name="co4" style:family="table-column">
      <style:table-column-properties style:column-width="4.68cm" style:use-optimal-column-width="false"/>
    </style:style>
    <style:style style:name="ro1" style:family="table-row">
      <style:table-row-properties style:row-height="3.906cm" style:use-optimal-row-height="false"/>
    </style:style>
    <style:style style:name="ro2" style:family="table-row">
      <style:table-row-properties style:row-height="4.023cm" style:use-optimal-row-height="false"/>
    </style:style>
    <style:style style:name="ro3" style:family="table-row">
      <style:table-row-properties style:row-height="3.915cm" style:use-optimal-row-height="false"/>
    </style:style>
    <style:style style:name="ro4" style:family="table-row">
      <style:table-row-properties style:row-height="3.935cm" style:use-optimal-row-height="false"/>
    </style:style>
    <style:style style:name="ro5" style:family="table-row">
      <style:table-row-properties style:row-height="3.945cm" style:use-optimal-row-height="false"/>
    </style:style>
    <style:style style:name="ce1" style:family="table-cell">
      <style:paragraph-properties fo:text-align="center"/>
    </style:style>
    <style:style style:name="ce2" style:family="table-cell">
      <style:paragraph-properties fo:text-align="center" fo:border-left="0.03pt solid #ffffff" fo:border-right="none" fo:border-top="0.03pt solid #ffffff" fo:border-bottom="0.03pt solid #ffffff"/>
    </style:style>
    <style:style style:name="ce3" style:family="table-cell">
      <style:paragraph-properties fo:text-align="center" fo:border="0.03pt solid #ffffff"/>
    </style:style>
    <style:style style:name="ce4" style:family="table-cell">
      <style:paragraph-properties fo:text-align="start"/>
    </style:style>
    <style:style style:name="ce5" style:family="table-cell">
      <style:paragraph-properties fo:text-align="center"/>
      <style:text-properties fo:font-size="18pt" style:font-size-asian="18pt" style:font-size-complex="18pt"/>
    </style:style>
    <style:style style:name="ce6" style:family="table-cell">
      <style:paragraph-properties fo:text-align="center"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ce7" style:family="table-cell">
      <style:paragraph-properties fo:text-align="center"/>
      <style:text-properties fo:font-size="16pt" style:font-size-asian="16pt" style:font-size-complex="16pt"/>
    </style:style>
    <style:style style:name="ce8" style:family="table-cell">
      <style:paragraph-properties fo:text-align="center"/>
      <style:text-properties fo:font-size="14pt" style:font-size-asian="14pt" style:font-size-complex="14pt"/>
    </style:style>
    <style:style style:name="ce9" style:family="table-cell">
      <style:paragraph-properties fo:text-align="end" fo:border="0.03pt solid #ffffff"/>
    </style:style>
    <style:style style:name="ce10" style:family="table-cell">
      <style:paragraph-properties fo:border="0.03pt solid #ffffff"/>
    </style:style>
    <style:style style:name="ce11" style:family="table-cell">
      <style:paragraph-properties fo:text-align="center" fo:border="0.03pt solid #ffffff"/>
      <style:text-properties fo:font-size="16pt" style:font-size-asian="16pt" style:font-size-complex="16pt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style:writing-mode="lr-tb"/>
    </style:style>
    <style:style style:name="P9" style:family="paragraph">
      <style:paragraph-properties style:writing-mode="lr-tb"/>
      <style:text-properties fo:font-size="24pt" style:font-size-asian="24pt" style:font-size-complex="24pt"/>
    </style:style>
    <style:style style:name="P10" style:family="paragraph">
      <style:paragraph-properties fo:text-align="center"/>
      <style:text-properties style:font-size-asian="16pt" style:font-size-complex="16pt"/>
    </style:style>
    <style:style style:name="P11" style:family="paragraph">
      <loext:graphic-properties draw:fill-color="#ffffff"/>
      <style:paragraph-properties style:writing-mode="lr-tb"/>
      <style:text-properties fo:font-size="32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c9211e" loext:opacity="100%" fo:font-size="24pt" style:font-size-asian="24pt" style:font-size-complex="24pt"/>
    </style:style>
    <style:style style:name="T6" style:family="text">
      <style:text-properties fo:color="#c9211e" loext:opacity="100%"/>
    </style:style>
    <style:style style:name="T7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10.129cm" svg:x="1.4cm" svg:y="2.871cm" presentation:class="subtitle" presentation:user-transformed="true">
          <draw:text-box>
            <text:p>Análise comparativa de pesquisas que </text:p>
            <text:p>usam técnicas de processamento de imagem </text:p>
            <text:p>na interpretação de fotos de satélite</text:p>
            <text:p/>
            <text:p/>
            <text:p/>
            <text:p>Felipe B. R. Karmann</text:p>
            <text:p>João M. S. da Silva e Souz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draw:style-name="standard" xml:id="id1" draw:id="id1" draw:layer="layout" svg:width="28.014cm" svg:height="15.749cm" svg:x="0cm" svg:y="0cm">
          <table:table table:template-name="sun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2">Aspecto</text:p>
                <text:p text:style-name="P3"/>
                <text:p text:style-name="P3"/>
                <text:p text:style-name="P3"/>
                <text:p text:style-name="P4">Artigo</text:p>
              </table:table-cell>
              <table:table-cell table:style-name="ce2">
                <text:p text:style-name="P3">Metodologia utilizada</text:p>
              </table:table-cell>
              <table:table-cell table:style-name="ce3">
                <text:p text:style-name="P3">Fonte de dados</text:p>
              </table:table-cell>
              <table:table-cell>
                <text:p text:style-name="P3">Resultados obtidos</text:p>
              </table:table-cell>
              <table:table-cell>
                <text:p text:style-name="P3">Conclusões</text:p>
              </table:table-cell>
            </table:table-row>
            <table:table-row table:style-name="ro2" table:default-cell-style-name="ce7">
              <table:table-cell table:style-name="ce4">
                <text:p text:style-name="P4">Classificação de Cobertura Vegetal na Caatinga</text:p>
              </table:table-cell>
              <table:table-cell table:style-name="ce5">
                <text:p text:style-name="P5"><text:span text:style-name="T1">Morfologia, realce de contraste, segmentação por regiões</text:span></text:p>
              </table:table-cell>
              <table:table-cell table:style-name="ce6">
                <text:p text:style-name="P6"><text:span text:style-name="T2">Satélites Landsat-5 e Landsat-8 entre 1998 e 2018, obtidas do United States Geological Survey (USGS)</text:span></text:p>
              </table:table-cell>
              <table:table-cell>
                <text:p text:style-name="P7"><text:span text:style-name="T3">Houve aumento da vegetação nativa e diminuição do solo exposto</text:span></text:p>
              </table:table-cell>
              <table:table-cell>
                <text:p text:style-name="P7"><text:span text:style-name="T3">A metodologia demonstra com sucesso a regeneração da caatinga</text:span></text:p>
              </table:table-cell>
            </table:table-row>
            <table:table-row table:style-name="ro1">
              <table:table-cell table:style-name="ce4">
                <text:p>Alterações na Cobertura do Solo em Teresina</text:p>
              </table:table-cell>
              <table:table-cell table:style-name="ce8">
                <text:p text:style-name="P6"><text:span text:style-name="T2">Processamento com os softwares SPRING do Instituto Nacional de Pesquisas Espaciais e ArcGIS</text:span></text:p>
              </table:table-cell>
              <table:table-cell table:style-name="ce5">
                <text:p text:style-name="P5"><text:span text:style-name="T1">Stélites Landsat-7 e Landsat-8 do USGS</text:span></text:p>
              </table:table-cell>
              <table:table-cell table:style-name="ce7">
                <text:p text:style-name="P7"><text:span text:style-name="T3">Urbanização, perda de vegetação, desmatamento, expansão horizontal</text:span></text:p>
              </table:table-cell>
              <table:table-cell table:style-name="ce1">
                <text:p text:style-name="P3">Teresina passa por um processo de urbanização não sustentável</text:p>
              </table:table-cell>
            </table:table-row>
            <table:table-row table:style-name="ro3" table:default-cell-style-name="ce7">
              <table:table-cell table:style-name="ce4">
                <text:p>Caracterização da cobertura vegetativa</text:p>
              </table:table-cell>
              <table:table-cell table:style-name="ce8">
                <text:p text:style-name="P6"><text:span text:style-name="T2">Correção atmosférica e cálculo do Normalized Difference Vegetation Index (NDVI)</text:span></text:p>
              </table:table-cell>
              <table:table-cell table:style-name="ce1">
                <text:p text:style-name="P3">Satélite Landsat-8 do USGS</text:p>
              </table:table-cell>
              <table:table-cell>
                <text:p text:style-name="P7"><text:span text:style-name="T3">O NDVI da região varia de 0,0134 a 0,60901, com média de 0,3551</text:span></text:p>
              </table:table-cell>
              <table:table-cell>
                <text:p text:style-name="P7"><text:span text:style-name="T3">Há boa densidade vegetal em algumas áreas, apesar da urbanização</text:span></text:p>
              </table:table-cell>
            </table:table-row>
          </table:table>
          <draw:image xlink:href="Pictures/TablePreview1.svm" xlink:type="simple" xlink:show="embed" xlink:actuate="onLoad"/>
        </draw:frame>
        <draw:connector draw:style-name="gr2" draw:text-style-name="P3" draw:layer="layout" svg:x1="28.014cm" svg:y1="7.874cm" svg:x2="28.014cm" svg:y2="7.874cm" draw:start-shape="id1" draw:end-shape="id1" svg:d="M28014 7874z" svg:viewBox="0 0 1 1">
          <text:p/>
        </draw:connecto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3" draw:text-style-name="P8" draw:layer="layout" svg:width="25.199cm" svg:height="2.629cm" svg:x="1.4cm" svg:y="0.628cm" presentation:class="title">
          <draw:text-box>
            <text:p>Semelhanças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3">
              <text:list-item>
                <text:p><text:span text:style-name="T4">Tema: os três artigos trata da análise da </text:span><text:span text:style-name="T5">cobertura vegetal</text:span><text:span text:style-name="T4"> e mudanças ambientais;</text:span></text:p>
              </text:list-item>
              <text:list-item>
                <text:p><text:span text:style-name="T4">Método: todos usam softwares de geoprocessamento e imagens dos </text:span><text:span text:style-name="T5">satélites Landsat</text:span><text:span text:style-name="T4">;</text:span></text:p>
              </text:list-item>
              <text:list-item>
                <text:p><text:span text:style-name="T4">Motivação: todos mostram </text:span><text:span text:style-name="T5">preocupação ambiental</text:span><text:span text:style-name="T4"> e abordam impactos ambientais da ação humana;</text:span></text:p>
              </text:list-item>
              <text:list-item>
                <text:p><text:span text:style-name="T4">Uso de análise temporal: os três artigos usam </text:span><text:span text:style-name="T5">análise temporal</text:span><text:span text:style-name="T4"> para avaliar a dinâmica da cobertura vegetal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5" draw:text-style-name="P8" draw:layer="layout" svg:width="28cm" svg:height="15.75cm" svg:x="0cm" svg:y="0cm" presentation:class="title" presentation:user-transformed="true">
          <draw:text-box>
            <text:p>Diferenças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draw:style-name="standard" draw:layer="layout" svg:width="27.999cm" svg:height="15.749cm" svg:x="0cm" svg:y="0cm">
          <table:table table:template-name="earth" table:use-first-row-styles="true" table:use-first-column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ce3">
              <table:table-cell table:style-name="ce9">
                <text:p text:style-name="P2">Aspecto</text:p>
                <text:p/>
                <text:p/>
                <text:p/>
                <text:p>Artigo</text:p>
              </table:table-cell>
              <table:table-cell>
                <text:p text:style-name="P3">Escopo</text:p>
              </table:table-cell>
              <table:table-cell>
                <text:p text:style-name="P3">Período analisado</text:p>
              </table:table-cell>
              <table:table-cell>
                <text:p text:style-name="P3">Objetivo</text:p>
              </table:table-cell>
              <table:table-cell>
                <text:p text:style-name="P3">Classes analisadas</text:p>
              </table:table-cell>
              <table:table-cell>
                <text:p text:style-name="P3">Ênfase metodológica</text:p>
              </table:table-cell>
            </table:table-row>
            <table:table-row table:style-name="ro4" table:default-cell-style-name="ce3">
              <table:table-cell table:style-name="ce10">
                <text:p>Caatinga (S. José de Espinharas - PB)</text:p>
              </table:table-cell>
              <table:table-cell table:style-name="ce11">
                <text:p text:style-name="P10"><text:span text:style-name="T3">Degradação e recuperação vegetal no bioma da caatinga</text:span></text:p>
              </table:table-cell>
              <table:table-cell>
                <text:p text:style-name="P3">1998, 2008 e 2018</text:p>
              </table:table-cell>
              <table:table-cell>
                <text:p text:style-name="P3">Avaliar impactos ambientais e regeneração vegetal</text:p>
              </table:table-cell>
              <table:table-cell>
                <text:p text:style-name="P3">6 tipos de vegetação, solo exposto e urbano</text:p>
              </table:table-cell>
              <table:table-cell table:style-name="ce11">
                <text:p text:style-name="P7"><text:span text:style-name="T3">Processamento e análise multitemporal com SIG e campo</text:span></text:p>
              </table:table-cell>
            </table:table-row>
            <table:table-row table:style-name="ro4" table:default-cell-style-name="ce3">
              <table:table-cell table:style-name="ce10">
                <text:p>Cidade de Teresina - PI</text:p>
              </table:table-cell>
              <table:table-cell>
                <text:p text:style-name="P3">Urbanização e cobertura do solo urbano</text:p>
              </table:table-cell>
              <table:table-cell>
                <text:p text:style-name="P3">2000, 2010 e 2015</text:p>
              </table:table-cell>
              <table:table-cell>
                <text:p text:style-name="P3">Avaliar expansão urbana e perda da vegetação</text:p>
              </table:table-cell>
              <table:table-cell>
                <text:p text:style-name="P3">Solo urbanizado, vegetado, exposto e corpos d'água</text:p>
              </table:table-cell>
              <table:table-cell table:style-name="ce11">
                <text:p text:style-name="P7"><text:span text:style-name="T3">Classificação supervisionada de uso e ocupação do solo</text:span></text:p>
              </table:table-cell>
            </table:table-row>
            <table:table-row table:style-name="ro5" table:default-cell-style-name="ce3">
              <table:table-cell table:style-name="ce10">
                <text:p>Município de Juazeiro do Norte - CE</text:p>
              </table:table-cell>
              <table:table-cell>
                <text:p text:style-name="P3">Mapeamento atual da vegetação com NDVI</text:p>
              </table:table-cell>
              <table:table-cell>
                <text:p text:style-name="P3">Apenas um momento (ano recente)</text:p>
              </table:table-cell>
              <table:table-cell>
                <text:p text:style-name="P3">Aplicar o NDVI para diagnóstico da vegetação atual</text:p>
              </table:table-cell>
              <table:table-cell>
                <text:p text:style-name="P3">NDVI com valores contínuos</text:p>
              </table:table-cell>
              <table:table-cell>
                <text:p text:style-name="P3">Cálculo e interpretação do NDVI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3" draw:text-style-name="P8" draw:layer="layout" svg:width="25.199cm" svg:height="2.629cm" svg:x="1.4cm" svg:y="0.628cm" presentation:class="title">
          <draw:text-box>
            <text:p>Contribuições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rtigo 1: contribui para o entendimento da dinâmica da <text:span text:style-name="T6">regeneração da vegetação na caatinga</text:span>, mostrando que, com o abandono de práticas agrícolas predatórias, há <text:span text:style-name="T6">recuperação ambiental</text:span> detectável via satélite;</text:p>
              </text:list-item>
              <text:list-item>
                <text:p>Artigo 2: traz uma análise<text:span text:style-name="T6"> da urbanização insustentável</text:span> em Teresina, com dados quantitativos sobre a perda de vegetação e aumento da impermeabilização. É relevante para a <text:span text:style-name="T6">gestão urbana e o planejamento ambiental</text:span>;</text:p>
              </text:list-item>
              <text:list-item>
                <text:p>Artigo 3: destaca a <text:span text:style-name="T6">aplicabilidade do NDVI</text:span> como ferramenta rápida e eficaz para avaliar a situação da cobertura vegetal, sendo útil para <text:span text:style-name="T6">diagnóstico ambiental local</text:span> e como apoio à tomada de decisão por gestores público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3" draw:text-style-name="P8" draw:layer="layout" svg:width="25.199cm" svg:height="2.629cm" svg:x="1.4cm" svg:y="0.628cm" presentation:class="title">
          <draw:text-box>
            <text:p>Relevância dos métodos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3">
              <text:list-item>
                <text:p><text:span text:style-name="T4">O uso de imagens Landsat e softwares como SPRING e QGIS é </text:span><text:span text:style-name="T5">consolidado na área</text:span><text:span text:style-name="T4"> e garante acesso gratuito a dados e ferramentas;</text:span></text:p>
              </text:list-item>
              <text:list-item>
                <text:p><text:span text:style-name="T4">A </text:span><text:span text:style-name="T5">classificação supervisionada e o uso do NDVI</text:span><text:span text:style-name="T4"> são metodologias bem validadas cientificamente, com </text:span><text:span text:style-name="T5">aplicabilidade prática comprovada</text:span><text:span text:style-name="T4">;</text:span></text:p>
              </text:list-item>
              <text:list-item>
                <text:p><text:span text:style-name="T4">A </text:span><text:span text:style-name="T5">análise comparativa temporal</text:span><text:span text:style-name="T4"> (nos artigos 1 e 2) permite identificar tendências de mudança ambiental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3" draw:text-style-name="P8" draw:layer="layout" svg:width="25.199cm" svg:height="2.629cm" svg:x="1.4cm" svg:y="0.628cm" presentation:class="title">
          <draw:text-box>
            <text:p>Limitações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3">
              <text:list-item>
                <text:p><text:span text:style-name="T4">O Artigo 3 trabalha com </text:span><text:span text:style-name="T5">uma única data</text:span><text:span text:style-name="T4">, limitando a análise dinâmica;</text:span></text:p>
              </text:list-item>
              <text:list-item>
                <text:p><text:span text:style-name="T4">O Artigo 1 depende de informações complementares de campo, o que pode ser </text:span><text:span text:style-name="T5">custoso e menos replicável</text:span><text:span text:style-name="T4"> em grandes áreas;</text:span></text:p>
              </text:list-item>
              <text:list-item>
                <text:p><text:span text:style-name="T4">A resolução das imagens Landsat (30 m) pode não capturar </text:span><text:span text:style-name="T5">variações em pequenas escalas</text:span><text:span text:style-name="T4"> urbanas ou rurai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presentation:style-name="pr1" draw:text-style-name="P11" draw:layer="layout" svg:width="25.199cm" svg:height="10.129cm" svg:x="1.4cm" svg:y="2.871cm" presentation:class="subtitle" presentation:user-transformed="true">
          <draw:text-box>
            <text:p><text:span text:style-name="T7">FIM</text:span></text:p>
            <text:p><text:span text:style-name="T7"/></text:p>
            <text:p><text:span text:style-name="T7"/></text:p>
            <text:p><text:span text:style-name="T7"/></text:p>
            <text:p><text:span text:style-name="T7">Felipe B. R. Karmann</text:span></text:p>
            <text:p><text:span text:style-name="T7">João M. S. da Silva e Souz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8:01:12.849554036</meta:creation-date>
    <dc:date>2025-06-26T12:45:14.738298344</dc:date>
    <meta:editing-duration>PT5H25M11S</meta:editing-duration>
    <meta:editing-cycles>22</meta:editing-cycles>
    <meta:generator>LibreOffice/7.4.7.2$Linux_X86_64 LibreOffice_project/40$Build-2</meta:generator>
    <meta:document-statistic meta:object-count="53"/>
  </office:meta>
</office:document-meta>
</file>